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might be the place...
</text:p>
          </table:table-cell>
          <table:table-cell table:style-name="ce0" office:value-type="string">
            <text:p>We've made it this far, but...</text:p>
          </table:table-cell>
          <table:table-cell table:number-columns-repeated="1019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 I'm not sure if it's a good idea to go any further in.
</text:p>
          </table:table-cell>
          <table:table-cell table:style-name="ce0" office:value-type="string">
            <text:p>Honestly, I'm not sure if it's a good idea to
go any further in.</text:p>
          </table:table-cell>
          <table:table-cell table:number-columns-repeated="1019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 here, what should we do?
</text:p>
          </table:table-cell>
          <table:table-cell table:style-name="ce0" office:value-type="string">
            <text:p>If there really is a bandit gang's hideout in here,
what should we do?</text:p>
          </table:table-cell>
          <table:table-cell table:number-columns-repeated="1019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 incredibly strong.
</text:p>
          </table:table-cell>
          <table:table-cell table:style-name="ce0" office:value-type="string">
            <text:p>According to the soldiers, the bandits are incredibly
strong.</text:p>
          </table:table-cell>
          <table:table-cell table:number-columns-repeated="1019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 Sharusharu, there might not be anything we can do if we go in there right now...
</text:p>
          </table:table-cell>
          <table:table-cell table:style-name="ce0" office:value-type="string">
            <text:p>As worried as I am about Tomocchi and
Sharusharu, there might not be anything we can
do if we go in there right now...</text:p>
          </table:table-cell>
          <table:table-cell table:number-columns-repeated="1019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Well anyway, let's go forward.
</text:p>
          </table:table-cell>
          <table:table-cell table:style-name="ce0" office:value-type="string">
            <text:p>Hmm. In that case, here's what we'll do.</text:p>
          </table:table-cell>
          <table:table-cell table:number-columns-repeated="1019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We'll make our way deeper in the forest for now, and if it turns out that there really is a bandit gang, we'll head directly back out and report it to the soldiers.
</text:p>
          </table:table-cell>
          <table:table-cell table:style-name="ce0" office:value-type="string">
            <text:p>For now, we'll make our way deeper in the forest,
and if it turns out that there really is a bandit
gang, we'll fall back and report it to the soldiers.</text:p>
          </table:table-cell>
          <table:table-cell table:number-columns-repeated="1019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o in too deep.
</text:p>
          </table:table-cell>
          <table:table-cell table:style-name="ce0" office:value-type="string">
            <text:p>Basically, we don't go too far in.</text:p>
          </table:table-cell>
          <table:table-cell table:number-columns-repeated="1019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.
</text:p>
          </table:table-cell>
          <table:table-cell table:style-name="ce0" office:value-type="string">
            <text:p>Yeah, we should be all right like that.</text:p>
          </table:table-cell>
          <table:table-cell table:number-columns-repeated="1019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
</text:p>
          </table:table-cell>
          <table:table-cell table:style-name="ce0" office:value-type="string">
            <text:p>It's decided. Let's proceed carefull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9:18:58+02:00</meta:creation-date>
    <dc:date>2019-09-29T19:18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